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loext:contextual-spacing="false" fo:margin-top="0in" fo:margin-bottom="0in" fo:text-align="end" style:justify-single-word="false"/>
    </style:style>
    <style:style style:name="P2" style:family="paragraph" style:parent-style-name="Standard">
      <style:paragraph-properties loext:contextual-spacing="false" fo:margin-top="0in" fo:margin-bottom="0in"/>
    </style:style>
    <style:style style:name="P3" style:family="paragraph" style:parent-style-name="Standard">
      <style:paragraph-properties loext:contextual-spacing="false" fo:margin-top="0in" fo:margin-bottom="0in"/>
    </style:style>
    <style:style style:name="P4" style:family="paragraph" style:parent-style-name="Standard">
      <style:paragraph-properties loext:contextual-spacing="false" fo:margin-left="0in" fo:margin-right="0in" fo:margin-top="0in" fo:margin-bottom="0in" fo:text-indent="0.1965in" style:auto-text-indent="false"/>
    </style:style>
    <style:style style:name="P5" style:family="paragraph" style:parent-style-name="Heading_20_2">
      <style:paragraph-properties loext:contextual-spacing="false" fo:margin-left="0in" fo:margin-right="0in" fo:margin-top="0.25in" fo:margin-bottom="0.0835in" fo:text-indent="0.1965in" style:auto-text-indent="false"/>
    </style:style>
    <style:style style:name="P6" style:family="paragraph" style:parent-style-name="Heading_20_3">
      <style:paragraph-properties loext:contextual-spacing="false" fo:margin-left="0in" fo:margin-right="0in" fo:margin-top="0.222in" fo:margin-bottom="0.0555in" fo:text-indent="0.1965in" style:auto-text-indent="false"/>
    </style:style>
    <style:style style:name="P7" style:family="paragraph" style:parent-style-name="Standard">
      <style:paragraph-properties loext:contextual-spacing="false" fo:margin-top="0in" fo:margin-bottom="0in"/>
      <style:text-properties fo:font-weight="bold" style:font-weight-asian="bold"/>
    </style:style>
    <style:style style:name="P8" style:family="paragraph" style:parent-style-name="Standard" style:master-page-name="Standard">
      <style:paragraph-properties loext:contextual-spacing="false" fo:margin-left="0in" fo:margin-right="0in" fo:margin-top="0in" fo:margin-bottom="0in" fo:text-indent="0.1965in" style:auto-text-indent="false" style:page-number="1"/>
    </style:style>
    <style:style style:name="P9" style:family="paragraph" style:parent-style-name="Standard" style:list-style-name="WWNum2">
      <style:paragraph-properties loext:contextual-spacing="true" fo:margin-left="0.5in" fo:margin-right="0in" fo:margin-top="0in" fo:margin-bottom="0in" fo:text-indent="-0.25in" style:auto-text-indent="false"/>
    </style:style>
    <style:style style:name="P10" style:family="paragraph" style:parent-style-name="Standard" style:list-style-name="WWNum3">
      <style:paragraph-properties loext:contextual-spacing="true" fo:margin-left="0.5in" fo:margin-right="0in" fo:margin-top="0in" fo:margin-bottom="0in" fo:text-indent="-0.25in" style:auto-text-indent="false"/>
    </style:style>
    <style:style style:name="P11" style:family="paragraph" style:parent-style-name="Standard" style:list-style-name="WWNum4">
      <style:paragraph-properties loext:contextual-spacing="true" fo:margin-left="0.5in" fo:margin-right="0in" fo:margin-top="0in" fo:margin-bottom="0in" fo:text-indent="-0.25in" style:auto-text-indent="false"/>
    </style:style>
    <style:style style:name="P12" style:family="paragraph" style:parent-style-name="Standard" style:list-style-name="WWNum1">
      <style:paragraph-properties loext:contextual-spacing="true" fo:margin-left="0.5in" fo:margin-right="0in" fo:margin-top="0in" fo:margin-bottom="0in" fo:text-indent="-0.25in" style:auto-text-indent="false"/>
    </style:style>
    <style:style style:name="P13" style:family="paragraph" style:parent-style-name="Standard">
      <style:paragraph-properties loext:contextual-spacing="false" fo:margin-left="1in" fo:margin-right="0in" fo:margin-top="0in" fo:margin-bottom="0in" fo:text-indent="0.5in" style:auto-text-indent="false"/>
      <style:text-properties fo:font-weight="bold" style:font-weight-asian="bold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avydchuk Ivan – Junior QC</text:p>
      <text:p text:style-name="P4">Kyiv</text:p>
      <text:p text:style-name="P4">096 279 2552</text:p>
      <text:p text:style-name="P4"><text:a xlink:type="simple" xlink:href="mailto:Ivandavyd4uk@gmail.com" text:style-name="ListLabel_20_37" text:visited-style-name="ListLabel_20_37"><text:span text:style-name="T1">Ivandavyd4uk@gmail.com</text:span></text:a></text:p>
      <text:p text:style-name="P4"/>
      <text:p text:style-name="P5"><text:bookmark text:name="_qqdiw0d5x8g2"/>Outline</text:p>
      <text:p text:style-name="P4">Having been Content Writer Team leader for 2 years I possess the basic set of soft skills that could be relevant for any career. Higher IT education add<text:span text:style-name="T2">s</text:span> up to that.</text:p>
      <text:p text:style-name="P4">I believe that as long as your company provides opportunities to learn, I will make up a valuable and motivated employee.</text:p>
      <text:p text:style-name="P5"><text:bookmark text:name="_qp9tiyuwgzie"/>Relevant Hard Skills</text:p>
      <text:list xml:id="list7870958703168948857" text:style-name="WWNum2">
        <text:list-item>
          <text:p text:style-name="P9">Advanced English;</text:p>
        </text:list-item>
        <text:list-item>
          <text:p text:style-name="P9">C programming language in-depth knowledge (although unused recently and thus partially forgotten);</text:p>
        </text:list-item>
        <text:list-item>
          <text:p text:style-name="P9">Basic familiarity with other various programming languages;</text:p>
        </text:list-item>
        <text:list-item>
          <text:p text:style-name="P9">MS Office / OpenOffice, Google Docs, Atlassian JIRA / Confluence knowledge;</text:p>
        </text:list-item>
        <text:list-item>
          <text:p text:style-name="P9">SCRUM principles knowledge;</text:p>
        </text:list-item>
        <text:list-item>
          <text:p text:style-name="P9">Ability to learn directly from software documentation;</text:p>
        </text:list-item>
      </text:list>
      <text:p text:style-name="P5"><text:bookmark text:name="_5l9r7kqsgch7"/>Soft Skills</text:p>
      <text:list xml:id="list19137211717577804" text:style-name="WWNum3">
        <text:list-item>
          <text:p text:style-name="P10">Analytical thinking, team management, curiosity, honesty. Interest and awareness in games.</text:p>
        </text:list-item>
      </text:list>
      <text:p text:style-name="P5"><text:bookmark text:name="_75joyer3jqz5"/>Carrer Summary</text:p>
      <text:p text:style-name="P7">2008 — 2013<text:tab/><text:tab/>Bachelor’s Degree in Computer Sciences, Lviv Polytechnic National <text:tab/><text:tab/><text:tab/><text:tab/>University</text:p>
      <text:p text:style-name="P7">2013 — April 2016<text:tab/>Various irrrelevant job experience</text:p>
      <text:p text:style-name="P7">May 1016 — Now<text:tab/>Internet Marketing Service</text:p>
      <text:p text:style-name="P13">Content manager / writers’ team leader</text:p>
      <text:p text:style-name="P6"><text:bookmark text:name="_wt66cm1ugqxt"/>Responsibilities</text:p>
      <text:list xml:id="list8466986858187551783" text:style-name="WWNum4">
        <text:list-item>
          <text:p text:style-name="P11">write content of various types, assign content writing tasks and check them, provide editor notes;</text:p>
        </text:list-item>
        <text:list-item>
          <text:p text:style-name="P11">teach writers, increase their awareness of software and technologies they work with;</text:p>
        </text:list-item>
        <text:list-item>
          <text:p text:style-name="P11">occasionally search for new writers;</text:p>
        </text:list-item>
        <text:list-item>
          <text:p text:style-name="P11">estimate content writing team capabilities to adequately prioritize and plan tasks;</text:p>
        </text:list-item>
        <text:list-item>
          <text:p text:style-name="P11">check content quality (language, formats, and design) and general site integrity after publishing;</text:p>
        </text:list-item>
        <text:list-item>
          <text:p text:style-name="P11">optimize work process and information flow between departments;</text:p>
        </text:list-item>
        <text:list-item>
          <text:p text:style-name="P11">maintain automated system of salary calculation for writers (basically, just a spreadsheet on Google docs);</text:p>
        </text:list-item>
        <text:list-item>
          <text:p text:style-name="P11">maintain a document with writer’s guidelines.</text:p>
        </text:list-item>
      </text:list>
      <text:p text:style-name="P2"/>
      <text:p text:style-name="P6"><text:bookmark text:name="_f79b0d5n31xm"/><text:soft-page-break/>Achievements</text:p>
      <text:list xml:id="list907130525512717948" text:style-name="WWNum1">
        <text:list-item>
          <text:p text:style-name="P12">proposed, designed and maintained online spreadsheets to control writers’ work progress. Written a JS code to refresh writers’ area monthly, in one click;</text:p>
        </text:list-item>
        <text:list-item>
          <text:p text:style-name="P12">occasionally implemented various software to optimize work. Specifically, PowerShell to batch rename files and MS Word macro to calculate the percentage of changes in document since the last edit;</text:p>
        </text:list-item>
        <text:list-item>
          <text:p text:style-name="P12">proposed numerous ways to optimize cooperation between departments – most of them were implemented;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uk" fo:country="UA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uk" fo:country="UA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in" fo:margin-bottom="0.0417in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in" fo:margin-bottom="0.222in" fo:line-height="100%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loext:contextual-spacing="false" fo:margin-top="0in" fo:margin-bottom="0in" fo:text-align="end" style:justify-single-word="false"/>
    </style:style>
    <style:style style:name="MP2" style:family="paragraph" style:parent-style-name="Standard">
      <style:paragraph-properties loext:contextual-spacing="false" fo:margin-top="0in" fo:margin-bottom="0in"/>
    </style:style>
    <style:page-layout style:name="Mpm1">
      <style:page-layout-properties fo:page-width="8.2681in" fo:page-height="11.6929in" style:num-format="1" style:print-orientation="portrait" fo:margin-top="0in" fo:margin-bottom="1in" fo:margin-left="0.3929in" fo:margin-right="0.5909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page <text:page-number text:select-page="current">2</text:page-number> of 2</text:p>
      </style:header>
    </style:master-page>
    <style:master-page style:name="First_20_Page" style:display-name="First Page" style:page-layout-name="Mpm2" style:next-style-name="Standard">
      <style:header>
        <text:p text:style-name="MP2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document-statistic meta:table-count="0" meta:image-count="0" meta:object-count="0" meta:page-count="2" meta:paragraph-count="35" meta:word-count="331" meta:character-count="2166"/>
    <dc:date>2018-10-26T12:17:23.80</dc:date>
    <dc:creator>Ivan Davydchuk</dc:creator>
    <meta:editing-duration>PT1M23S</meta:editing-duration>
    <meta:editing-cycles>1</meta:editing-cycles>
  </office:meta>
</office:document-meta>
</file>